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bfa0" officeooo:paragraph-rsid="0013bfa0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officeooo:rsid="0013bfa0" officeooo:paragraph-rsid="0013bfa0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13bfa0" officeooo:paragraph-rsid="0013bfa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153543" officeooo:paragraph-rsid="00153543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3bfa0" officeooo:paragraph-rsid="0013bfa0" style:font-style-asian="normal" style:font-weight-asian="normal" style:font-style-complex="normal" style:font-weight-complex="normal"/>
    </style:style>
    <style:style style:name="T1" style:family="text">
      <style:text-properties officeooo:rsid="00153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K Viewer</text:p>
      <text:p text:style-name="P2"/>
      <text:p text:style-name="P3">Introduction</text:p>
      <text:p text:style-name="P5">ODK Viewer is an Android Application that helps supervisors and field assistant<text:span text:style-name="T1">s</text:span> in reviewing survey data collected in Open Data Kit (ODK) .</text:p>
      <text:p text:style-name="P5"/>
      <text:p text:style-name="P4">Installation</text:p>
      <text:p text:style-name="P4"/>
      <text:p text:style-name="P4">Us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09:20:06.680914224</meta:creation-date>
    <dc:date>2014-03-05T09:40:13.099967637</dc:date>
    <meta:editing-duration>PT4M56S</meta:editing-duration>
    <meta:editing-cycles>1</meta:editing-cycles>
    <meta:document-statistic meta:table-count="0" meta:image-count="0" meta:object-count="0" meta:page-count="1" meta:paragraph-count="5" meta:word-count="28" meta:character-count="179" meta:non-whitespace-character-count="156"/>
    <meta:generator>LibreOffice/4.1.3.2$Linux_X86_64 LibreOffice_project/410m0$Build-2</meta:generator>
  </office:meta>
</office:document-meta>
</file>